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rebuchet MS" svg:font-family="'Trebuchet M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a_open</text:p>
          </table:table-cell>
          <table:table-cell office:value-type="string" calcext:value-type="string">
            <text:p>ha_high</text:p>
          </table:table-cell>
          <table:table-cell office:value-type="string" calcext:value-type="string">
            <text:p>ha_low</text:p>
          </table:table-cell>
          <table:table-cell office:value-type="string" calcext:value-type="string">
            <text:p>ha_close</text:p>
          </table:table-cell>
          <table:table-cell office:value-type="string" calcext:value-type="string">
            <text:p>ha_pivot</text:p>
          </table:table-cell>
        </table:table-row>
        <table:table-row table:style-name="ro1">
          <table:table-cell office:value-type="string" calcext:value-type="string">
            <text:p>2009/09/28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1103.5" calcext:value-type="float">
            <text:p>1103.5</text:p>
          </table:table-cell>
          <table:table-cell office:value-type="float" office:value="1107.25" calcext:value-type="float">
            <text:p>1107.25</text:p>
          </table:table-cell>
          <table:table-cell table:formula="of:=[.B2]" office:value-type="float" office:value="1109.75" calcext:value-type="float">
            <text:p>1109.75</text:p>
          </table:table-cell>
          <table:table-cell table:formula="of:=[.C2]" office:value-type="float" office:value="1112.25" calcext:value-type="float">
            <text:p>1112.25</text:p>
          </table:table-cell>
          <table:table-cell table:formula="of:=[.D2]" office:value-type="float" office:value="1103.5" calcext:value-type="float">
            <text:p>1103.5</text:p>
          </table:table-cell>
          <table:table-cell table:formula="of:=[.E2]" office:value-type="float" office:value="1107.25" calcext:value-type="float">
            <text:p>1107.25</text:p>
          </table:table-cell>
          <table:table-cell table:formula="of:=([.F2]+[.G2]+[.H2]+[.I2])/4" office:value-type="float" office:value="1108.1875" calcext:value-type="float">
            <text:p>1108.1875</text:p>
          </table:table-cell>
        </table:table-row>
        <table:table-row table:style-name="ro1">
          <table:table-cell office:value-type="string" calcext:value-type="string">
            <text:p>2009/09/29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7.5" calcext:value-type="float">
            <text:p>1107.5</text:p>
          </table:table-cell>
          <table:table-cell office:value-type="float" office:value="1100" calcext:value-type="float">
            <text:p>1100</text:p>
          </table:table-cell>
          <table:table-cell office:value-type="float" office:value="1103.5" calcext:value-type="float">
            <text:p>1103.5</text:p>
          </table:table-cell>
          <table:table-cell table:formula="of:=([.B2]+[.E2])/2" office:value-type="float" office:value="1108.5" calcext:value-type="float">
            <text:p>1108.5</text:p>
          </table:table-cell>
          <table:table-cell table:formula="of:=MAX([.C3];[.B3];[.E3])" office:value-type="float" office:value="1107.5" calcext:value-type="float">
            <text:p>1107.5</text:p>
          </table:table-cell>
          <table:table-cell table:formula="of:=MIN([.D3];[.B3];[.E3])" office:value-type="float" office:value="1100" calcext:value-type="float">
            <text:p>1100</text:p>
          </table:table-cell>
          <table:table-cell table:formula="of:=([.B3]+[.C3]+[.D3]+[.E3])/4" office:value-type="float" office:value="1103.8125" calcext:value-type="float">
            <text:p>1103.8125</text:p>
          </table:table-cell>
          <table:table-cell table:formula="of:=([.F3]+[.G3]+[.H3]+[.I3])/4" office:value-type="float" office:value="1104.953125" calcext:value-type="float">
            <text:p>1104.953125</text:p>
          </table:table-cell>
        </table:table-row>
        <table:table-row table:style-name="ro1">
          <table:table-cell office:value-type="string" calcext:value-type="string">
            <text:p>2009/09/30</text:p>
          </table:table-cell>
          <table:table-cell office:value-type="float" office:value="1103.25" calcext:value-type="float">
            <text:p>1103.25</text:p>
          </table:table-cell>
          <table:table-cell office:value-type="float" office:value="1108" calcext:value-type="float">
            <text:p>1108</text:p>
          </table:table-cell>
          <table:table-cell office:value-type="float" office:value="1101.5" calcext:value-type="float">
            <text:p>1101.5</text:p>
          </table:table-cell>
          <table:table-cell office:value-type="float" office:value="1108" calcext:value-type="float">
            <text:p>1108</text:p>
          </table:table-cell>
          <table:table-cell table:formula="of:=([.B3]+[.E3])/2" office:value-type="float" office:value="1103.875" calcext:value-type="float">
            <text:p>1103.875</text:p>
          </table:table-cell>
          <table:table-cell table:formula="of:=MAX([.C4];[.B4];[.E4])" office:value-type="float" office:value="1108" calcext:value-type="float">
            <text:p>1108</text:p>
          </table:table-cell>
          <table:table-cell table:formula="of:=MIN([.D4];[.B4];[.E4])" office:value-type="float" office:value="1101.5" calcext:value-type="float">
            <text:p>1101.5</text:p>
          </table:table-cell>
          <table:table-cell table:formula="of:=([.B4]+[.C4]+[.D4]+[.E4])/4" office:value-type="float" office:value="1105.1875" calcext:value-type="float">
            <text:p>1105.1875</text:p>
          </table:table-cell>
          <table:table-cell table:formula="of:=([.F4]+[.G4]+[.H4]+[.I4])/4" office:value-type="float" office:value="1104.640625" calcext:value-type="float">
            <text:p>1104.640625</text:p>
          </table:table-cell>
        </table:table-row>
        <table:table-row table:style-name="ro1">
          <table:table-cell office:value-type="string" calcext:value-type="string">
            <text:p>2009/10/01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104" calcext:value-type="float">
            <text:p>1104</text:p>
          </table:table-cell>
          <table:table-cell office:value-type="float" office:value="1108.75" calcext:value-type="float">
            <text:p>1108.75</text:p>
          </table:table-cell>
          <table:table-cell table:formula="of:=([.B4]+[.E4])/2" office:value-type="float" office:value="1105.625" calcext:value-type="float">
            <text:p>1105.625</text:p>
          </table:table-cell>
          <table:table-cell table:formula="of:=MAX([.C5];[.B5];[.E5])" office:value-type="float" office:value="1109" calcext:value-type="float">
            <text:p>1109</text:p>
          </table:table-cell>
          <table:table-cell table:formula="of:=MIN([.D5];[.B5];[.E5])" office:value-type="float" office:value="1104" calcext:value-type="float">
            <text:p>1104</text:p>
          </table:table-cell>
          <table:table-cell table:formula="of:=([.B5]+[.C5]+[.D5]+[.E5])/4" office:value-type="float" office:value="1107.4375" calcext:value-type="float">
            <text:p>1107.4375</text:p>
          </table:table-cell>
          <table:table-cell table:formula="of:=([.F5]+[.G5]+[.H5]+[.I5])/4" office:value-type="float" office:value="1106.515625" calcext:value-type="float">
            <text:p>1106.515625</text:p>
          </table:table-cell>
        </table:table-row>
        <table:table-row table:style-name="ro1">
          <table:table-cell office:value-type="string" calcext:value-type="string">
            <text:p>2009/10/02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09.5" calcext:value-type="float">
            <text:p>1109.5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105" calcext:value-type="float">
            <text:p>1105</text:p>
          </table:table-cell>
          <table:table-cell table:formula="of:=([.B5]+[.E5])/2" office:value-type="float" office:value="1108.375" calcext:value-type="float">
            <text:p>1108.375</text:p>
          </table:table-cell>
          <table:table-cell table:formula="of:=MAX([.C6];[.B6];[.E6])" office:value-type="float" office:value="1109.5" calcext:value-type="float">
            <text:p>1109.5</text:p>
          </table:table-cell>
          <table:table-cell table:formula="of:=MIN([.D6];[.B6];[.E6])" office:value-type="float" office:value="1100.75" calcext:value-type="float">
            <text:p>1100.75</text:p>
          </table:table-cell>
          <table:table-cell table:formula="of:=([.B6]+[.C6]+[.D6]+[.E6])/4" office:value-type="float" office:value="1105.75" calcext:value-type="float">
            <text:p>1105.75</text:p>
          </table:table-cell>
          <table:table-cell table:formula="of:=([.F6]+[.G6]+[.H6]+[.I6])/4" office:value-type="float" office:value="1106.09375" calcext:value-type="float">
            <text:p>1106.09375</text:p>
          </table:table-cell>
        </table:table-row>
        <table:table-row table:style-name="ro1">
          <table:table-cell office:value-type="string" calcext:value-type="string">
            <text:p>2009/10/05</text:p>
          </table:table-cell>
          <table:table-cell office:value-type="float" office:value="1105" calcext:value-type="float">
            <text:p>1105</text:p>
          </table:table-cell>
          <table:table-cell office:value-type="float" office:value="1107" calcext:value-type="float">
            <text:p>1107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104" calcext:value-type="float">
            <text:p>1104</text:p>
          </table:table-cell>
          <table:table-cell table:formula="of:=([.B6]+[.E6])/2" office:value-type="float" office:value="1106.375" calcext:value-type="float">
            <text:p>1106.375</text:p>
          </table:table-cell>
          <table:table-cell table:formula="of:=MAX([.C7];[.B7];[.E7])" office:value-type="float" office:value="1107" calcext:value-type="float">
            <text:p>1107</text:p>
          </table:table-cell>
          <table:table-cell table:formula="of:=MIN([.D7];[.B7];[.E7])" office:value-type="float" office:value="1101.25" calcext:value-type="float">
            <text:p>1101.25</text:p>
          </table:table-cell>
          <table:table-cell table:formula="of:=([.B7]+[.C7]+[.D7]+[.E7])/4" office:value-type="float" office:value="1104.3125" calcext:value-type="float">
            <text:p>1104.3125</text:p>
          </table:table-cell>
          <table:table-cell table:formula="of:=([.F7]+[.G7]+[.H7]+[.I7])/4" office:value-type="float" office:value="1104.734375" calcext:value-type="float">
            <text:p>1104.734375</text:p>
          </table:table-cell>
        </table:table-row>
        <table:table-row table:style-name="ro1">
          <table:table-cell office:value-type="string" calcext:value-type="string">
            <text:p>2009/10/06</text:p>
          </table:table-cell>
          <table:table-cell office:value-type="float" office:value="1104" calcext:value-type="float">
            <text:p>1104</text:p>
          </table:table-cell>
          <table:table-cell office:value-type="float" office:value="1108.5" calcext:value-type="float">
            <text:p>1108.5</text:p>
          </table:table-cell>
          <table:table-cell office:value-type="float" office:value="1103" calcext:value-type="float">
            <text:p>1103</text:p>
          </table:table-cell>
          <table:table-cell office:value-type="float" office:value="1108" calcext:value-type="float">
            <text:p>1108</text:p>
          </table:table-cell>
          <table:table-cell table:formula="of:=([.B7]+[.E7])/2" office:value-type="float" office:value="1104.5" calcext:value-type="float">
            <text:p>1104.5</text:p>
          </table:table-cell>
          <table:table-cell table:formula="of:=MAX([.C8];[.B8];[.E8])" office:value-type="float" office:value="1108.5" calcext:value-type="float">
            <text:p>1108.5</text:p>
          </table:table-cell>
          <table:table-cell table:formula="of:=MIN([.D8];[.B8];[.E8])" office:value-type="float" office:value="1103" calcext:value-type="float">
            <text:p>1103</text:p>
          </table:table-cell>
          <table:table-cell table:formula="of:=([.B8]+[.C8]+[.D8]+[.E8])/4" office:value-type="float" office:value="1105.875" calcext:value-type="float">
            <text:p>1105.875</text:p>
          </table:table-cell>
          <table:table-cell table:formula="of:=([.F8]+[.G8]+[.H8]+[.I8])/4" office:value-type="float" office:value="1105.46875" calcext:value-type="float">
            <text:p>1105.46875</text:p>
          </table:table-cell>
        </table:table-row>
        <table:table-row table:style-name="ro1">
          <table:table-cell office:value-type="string" calcext:value-type="string">
            <text:p>2009/10/07</text:p>
          </table:table-cell>
          <table:table-cell office:value-type="float" office:value="1100.25" calcext:value-type="float">
            <text:p>1100.25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086.5" calcext:value-type="float">
            <text:p>1086.5</text:p>
          </table:table-cell>
          <table:table-cell office:value-type="float" office:value="1089" calcext:value-type="float">
            <text:p>1089</text:p>
          </table:table-cell>
          <table:table-cell table:formula="of:=([.B8]+[.E8])/2" office:value-type="float" office:value="1106" calcext:value-type="float">
            <text:p>1106</text:p>
          </table:table-cell>
          <table:table-cell table:formula="of:=MAX([.C9];[.B9];[.E9])" office:value-type="float" office:value="1100.75" calcext:value-type="float">
            <text:p>1100.75</text:p>
          </table:table-cell>
          <table:table-cell table:formula="of:=MIN([.D9];[.B9];[.E9])" office:value-type="float" office:value="1086.5" calcext:value-type="float">
            <text:p>1086.5</text:p>
          </table:table-cell>
          <table:table-cell table:formula="of:=([.B9]+[.C9]+[.D9]+[.E9])/4" office:value-type="float" office:value="1094.125" calcext:value-type="float">
            <text:p>1094.125</text:p>
          </table:table-cell>
          <table:table-cell table:formula="of:=([.F9]+[.G9]+[.H9]+[.I9])/4" office:value-type="float" office:value="1096.84375" calcext:value-type="float">
            <text:p>1096.84375</text:p>
          </table:table-cell>
        </table:table-row>
        <table:table-row table:style-name="ro1">
          <table:table-cell office:value-type="string" calcext:value-type="string">
            <text:p>2009/10/08</text:p>
          </table:table-cell>
          <table:table-cell office:value-type="float" office:value="1088.75" calcext:value-type="float">
            <text:p>1088.75</text:p>
          </table:table-cell>
          <table:table-cell office:value-type="float" office:value="1092" calcext:value-type="float">
            <text:p>1092</text:p>
          </table:table-cell>
          <table:table-cell office:value-type="float" office:value="1088" calcext:value-type="float">
            <text:p>1088</text:p>
          </table:table-cell>
          <table:table-cell office:value-type="float" office:value="1090.75" calcext:value-type="float">
            <text:p>1090.75</text:p>
          </table:table-cell>
          <table:table-cell table:formula="of:=([.B9]+[.E9])/2" office:value-type="float" office:value="1094.625" calcext:value-type="float">
            <text:p>1094.625</text:p>
          </table:table-cell>
          <table:table-cell table:formula="of:=MAX([.C10];[.B10];[.E10])" office:value-type="float" office:value="1092" calcext:value-type="float">
            <text:p>1092</text:p>
          </table:table-cell>
          <table:table-cell table:formula="of:=MIN([.D10];[.B10];[.E10])" office:value-type="float" office:value="1088" calcext:value-type="float">
            <text:p>1088</text:p>
          </table:table-cell>
          <table:table-cell table:formula="of:=([.B10]+[.C10]+[.D10]+[.E10])/4" office:value-type="float" office:value="1089.875" calcext:value-type="float">
            <text:p>1089.875</text:p>
          </table:table-cell>
          <table:table-cell table:formula="of:=([.F10]+[.G10]+[.H10]+[.I10])/4" office:value-type="float" office:value="1091.125" calcext:value-type="float">
            <text:p>1091.125</text:p>
          </table:table-cell>
        </table:table-row>
        <table:table-row table:style-name="ro1">
          <table:table-cell office:value-type="string" calcext:value-type="string">
            <text:p>2009/10/09</text:p>
          </table:table-cell>
          <table:table-cell office:value-type="float" office:value="1090.75" calcext:value-type="float">
            <text:p>1090.7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093.25" calcext:value-type="float">
            <text:p>1093.25</text:p>
          </table:table-cell>
          <table:table-cell table:formula="of:=([.B10]+[.E10])/2" office:value-type="float" office:value="1089.75" calcext:value-type="float">
            <text:p>1089.75</text:p>
          </table:table-cell>
          <table:table-cell table:formula="of:=MAX([.C11];[.B11];[.E11])" office:value-type="float" office:value="1095.25" calcext:value-type="float">
            <text:p>1095.25</text:p>
          </table:table-cell>
          <table:table-cell table:formula="of:=MIN([.D11];[.B11];[.E11])" office:value-type="float" office:value="1088.25" calcext:value-type="float">
            <text:p>1088.25</text:p>
          </table:table-cell>
          <table:table-cell table:formula="of:=([.B11]+[.C11]+[.D11]+[.E11])/4" office:value-type="float" office:value="1091.875" calcext:value-type="float">
            <text:p>1091.875</text:p>
          </table:table-cell>
          <table:table-cell table:formula="of:=([.F11]+[.G11]+[.H11]+[.I11])/4" office:value-type="float" office:value="1091.28125" calcext:value-type="float">
            <text:p>1091.28125</text:p>
          </table:table-cell>
        </table:table-row>
        <table:table-row table:style-name="ro1">
          <table:table-cell office:value-type="string" calcext:value-type="string">
            <text:p>2009/10/12</text:p>
          </table:table-cell>
          <table:table-cell office:value-type="float" office:value="1087.5" calcext:value-type="float">
            <text:p>1087.5</text:p>
          </table:table-cell>
          <table:table-cell office:value-type="float" office:value="1092.75" calcext:value-type="float">
            <text:p>1092.75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086" calcext:value-type="float">
            <text:p>1086</text:p>
          </table:table-cell>
          <table:table-cell table:formula="of:=([.B11]+[.E11])/2" office:value-type="float" office:value="1092" calcext:value-type="float">
            <text:p>1092</text:p>
          </table:table-cell>
          <table:table-cell table:formula="of:=MAX([.C12];[.B12];[.E12])" office:value-type="float" office:value="1092.75" calcext:value-type="float">
            <text:p>1092.75</text:p>
          </table:table-cell>
          <table:table-cell table:formula="of:=MIN([.D12];[.B12];[.E12])" office:value-type="float" office:value="1085.25" calcext:value-type="float">
            <text:p>1085.25</text:p>
          </table:table-cell>
          <table:table-cell table:formula="of:=([.B12]+[.C12]+[.D12]+[.E12])/4" office:value-type="float" office:value="1087.875" calcext:value-type="float">
            <text:p>1087.875</text:p>
          </table:table-cell>
          <table:table-cell table:formula="of:=([.F12]+[.G12]+[.H12]+[.I12])/4" office:value-type="float" office:value="1089.46875" calcext:value-type="float">
            <text:p>1089.46875</text:p>
          </table:table-cell>
        </table:table-row>
        <table:table-row table:style-name="ro1">
          <table:table-cell office:value-type="string" calcext:value-type="string">
            <text:p>2009/10/13</text:p>
          </table:table-cell>
          <table:table-cell office:value-type="float" office:value="1086.25" calcext:value-type="float">
            <text:p>1086.25</text:p>
          </table:table-cell>
          <table:table-cell office:value-type="float" office:value="1089.5" calcext:value-type="float">
            <text:p>1089.5</text:p>
          </table:table-cell>
          <table:table-cell office:value-type="float" office:value="1085.5" calcext:value-type="float">
            <text:p>1085.5</text:p>
          </table:table-cell>
          <table:table-cell office:value-type="float" office:value="1089" calcext:value-type="float">
            <text:p>1089</text:p>
          </table:table-cell>
          <table:table-cell table:formula="of:=([.B12]+[.E12])/2" office:value-type="float" office:value="1086.75" calcext:value-type="float">
            <text:p>1086.75</text:p>
          </table:table-cell>
          <table:table-cell table:formula="of:=MAX([.C13];[.B13];[.E13])" office:value-type="float" office:value="1089.5" calcext:value-type="float">
            <text:p>1089.5</text:p>
          </table:table-cell>
          <table:table-cell table:formula="of:=MIN([.D13];[.B13];[.E13])" office:value-type="float" office:value="1085.5" calcext:value-type="float">
            <text:p>1085.5</text:p>
          </table:table-cell>
          <table:table-cell table:formula="of:=([.B13]+[.C13]+[.D13]+[.E13])/4" office:value-type="float" office:value="1087.5625" calcext:value-type="float">
            <text:p>1087.5625</text:p>
          </table:table-cell>
          <table:table-cell table:formula="of:=([.F13]+[.G13]+[.H13]+[.I13])/4" office:value-type="float" office:value="1087.328125" calcext:value-type="float">
            <text:p>1087.328125</text:p>
          </table:table-cell>
        </table:table-row>
        <table:table-row table:style-name="ro1">
          <table:table-cell office:value-type="string" calcext:value-type="string">
            <text:p>2009/10/14</text:p>
          </table:table-cell>
          <table:table-cell office:value-type="float" office:value="1089" calcext:value-type="float">
            <text:p>1089</text:p>
          </table:table-cell>
          <table:table-cell office:value-type="float" office:value="1092.75" calcext:value-type="float">
            <text:p>1092.7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090.75" calcext:value-type="float">
            <text:p>1090.75</text:p>
          </table:table-cell>
          <table:table-cell table:formula="of:=([.B13]+[.E13])/2" office:value-type="float" office:value="1087.625" calcext:value-type="float">
            <text:p>1087.625</text:p>
          </table:table-cell>
          <table:table-cell table:formula="of:=MAX([.C14];[.B14];[.E14])" office:value-type="float" office:value="1092.75" calcext:value-type="float">
            <text:p>1092.75</text:p>
          </table:table-cell>
          <table:table-cell table:formula="of:=MIN([.D14];[.B14];[.E14])" office:value-type="float" office:value="1088.25" calcext:value-type="float">
            <text:p>1088.25</text:p>
          </table:table-cell>
          <table:table-cell table:formula="of:=([.B14]+[.C14]+[.D14]+[.E14])/4" office:value-type="float" office:value="1090.1875" calcext:value-type="float">
            <text:p>1090.1875</text:p>
          </table:table-cell>
          <table:table-cell table:formula="of:=([.F14]+[.G14]+[.H14]+[.I14])/4" office:value-type="float" office:value="1089.703125" calcext:value-type="float">
            <text:p>1089.703125</text:p>
          </table:table-cell>
        </table:table-row>
        <table:table-row table:style-name="ro1">
          <table:table-cell office:value-type="string" calcext:value-type="string">
            <text:p>2009/10/1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11.5" calcext:value-type="float">
            <text:p>1111.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07.75" calcext:value-type="float">
            <text:p>1107.75</text:p>
          </table:table-cell>
          <table:table-cell table:formula="of:=([.B14]+[.E14])/2" office:value-type="float" office:value="1089.875" calcext:value-type="float">
            <text:p>1089.875</text:p>
          </table:table-cell>
          <table:table-cell table:formula="of:=MAX([.C15];[.B15];[.E15])" office:value-type="float" office:value="1111.5" calcext:value-type="float">
            <text:p>1111.5</text:p>
          </table:table-cell>
          <table:table-cell table:formula="of:=MIN([.D15];[.B15];[.E15])" office:value-type="float" office:value="1102.25" calcext:value-type="float">
            <text:p>1102.25</text:p>
          </table:table-cell>
          <table:table-cell table:formula="of:=([.B15]+[.C15]+[.D15]+[.E15])/4" office:value-type="float" office:value="1105.9375" calcext:value-type="float">
            <text:p>1105.9375</text:p>
          </table:table-cell>
          <table:table-cell table:formula="of:=([.F15]+[.G15]+[.H15]+[.I15])/4" office:value-type="float" office:value="1102.390625" calcext:value-type="float">
            <text:p>1102.390625</text:p>
          </table:table-cell>
        </table:table-row>
        <table:table-row table:style-name="ro1">
          <table:table-cell office:value-type="string" calcext:value-type="string">
            <text:p>2009/10/16</text:p>
          </table:table-cell>
          <table:table-cell office:value-type="float" office:value="1107.5" calcext:value-type="float">
            <text:p>1107.5</text:p>
          </table:table-cell>
          <table:table-cell office:value-type="float" office:value="1108.25" calcext:value-type="float">
            <text:p>1108.2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04.25" calcext:value-type="float">
            <text:p>1104.25</text:p>
          </table:table-cell>
          <table:table-cell table:formula="of:=([.B15]+[.E15])/2" office:value-type="float" office:value="1105" calcext:value-type="float">
            <text:p>1105</text:p>
          </table:table-cell>
          <table:table-cell table:formula="of:=MAX([.C16];[.B16];[.E16])" office:value-type="float" office:value="1108.25" calcext:value-type="float">
            <text:p>1108.25</text:p>
          </table:table-cell>
          <table:table-cell table:formula="of:=MIN([.D16];[.B16];[.E16])" office:value-type="float" office:value="1103.75" calcext:value-type="float">
            <text:p>1103.75</text:p>
          </table:table-cell>
          <table:table-cell table:formula="of:=([.B16]+[.C16]+[.D16]+[.E16])/4" office:value-type="float" office:value="1105.9375" calcext:value-type="float">
            <text:p>1105.9375</text:p>
          </table:table-cell>
          <table:table-cell table:formula="of:=([.F16]+[.G16]+[.H16]+[.I16])/4" office:value-type="float" office:value="1105.734375" calcext:value-type="float">
            <text:p>1105.734375</text:p>
          </table:table-cell>
        </table:table-row>
        <table:table-row table:style-name="ro1">
          <table:table-cell office:value-type="string" calcext:value-type="string">
            <text:p>2009/10/19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5.5" calcext:value-type="float">
            <text:p>1105.5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104" calcext:value-type="float">
            <text:p>1104</text:p>
          </table:table-cell>
          <table:table-cell table:formula="of:=([.B16]+[.E16])/2" office:value-type="float" office:value="1105.875" calcext:value-type="float">
            <text:p>1105.875</text:p>
          </table:table-cell>
          <table:table-cell table:formula="of:=MAX([.C17];[.B17];[.E17])" office:value-type="float" office:value="1105.5" calcext:value-type="float">
            <text:p>1105.5</text:p>
          </table:table-cell>
          <table:table-cell table:formula="of:=MIN([.D17];[.B17];[.E17])" office:value-type="float" office:value="1101.25" calcext:value-type="float">
            <text:p>1101.25</text:p>
          </table:table-cell>
          <table:table-cell table:formula="of:=([.B17]+[.C17]+[.D17]+[.E17])/4" office:value-type="float" office:value="1103.75" calcext:value-type="float">
            <text:p>1103.75</text:p>
          </table:table-cell>
          <table:table-cell table:formula="of:=([.F17]+[.G17]+[.H17]+[.I17])/4" office:value-type="float" office:value="1104.09375" calcext:value-type="float">
            <text:p>1104.09375</text:p>
          </table:table-cell>
        </table:table-row>
        <table:table-row table:style-name="ro1">
          <table:table-cell office:value-type="string" calcext:value-type="string">
            <text:p>2009/10/20</text:p>
          </table:table-cell>
          <table:table-cell table:number-columns-repeated="2" office:value-type="float" office:value="1105.5" calcext:value-type="float">
            <text:p>1105.5</text:p>
          </table:table-cell>
          <table:table-cell office:value-type="float" office:value="1095" calcext:value-type="float">
            <text:p>1095</text:p>
          </table:table-cell>
          <table:table-cell office:value-type="float" office:value="1100.5" calcext:value-type="float">
            <text:p>1100.5</text:p>
          </table:table-cell>
          <table:table-cell table:formula="of:=([.B17]+[.E17])/2" office:value-type="float" office:value="1104.125" calcext:value-type="float">
            <text:p>1104.125</text:p>
          </table:table-cell>
          <table:table-cell table:formula="of:=MAX([.C18];[.B18];[.E18])" office:value-type="float" office:value="1105.5" calcext:value-type="float">
            <text:p>1105.5</text:p>
          </table:table-cell>
          <table:table-cell table:formula="of:=MIN([.D18];[.B18];[.E18])" office:value-type="float" office:value="1095" calcext:value-type="float">
            <text:p>1095</text:p>
          </table:table-cell>
          <table:table-cell table:formula="of:=([.B18]+[.C18]+[.D18]+[.E18])/4" office:value-type="float" office:value="1101.625" calcext:value-type="float">
            <text:p>1101.625</text:p>
          </table:table-cell>
          <table:table-cell table:formula="of:=([.F18]+[.G18]+[.H18]+[.I18])/4" office:value-type="float" office:value="1101.5625" calcext:value-type="float">
            <text:p>1101.5625</text:p>
          </table:table-cell>
        </table:table-row>
        <table:table-row table:style-name="ro1">
          <table:table-cell office:value-type="string" calcext:value-type="string">
            <text:p>2009/10/21</text:p>
          </table:table-cell>
          <table:table-cell office:value-type="float" office:value="1100.5" calcext:value-type="float">
            <text:p>1100.5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1102.25" calcext:value-type="float">
            <text:p>1102.25</text:p>
          </table:table-cell>
          <table:table-cell table:formula="of:=([.B18]+[.E18])/2" office:value-type="float" office:value="1103" calcext:value-type="float">
            <text:p>1103</text:p>
          </table:table-cell>
          <table:table-cell table:formula="of:=MAX([.C19];[.B19];[.E19])" office:value-type="float" office:value="1102.75" calcext:value-type="float">
            <text:p>1102.75</text:p>
          </table:table-cell>
          <table:table-cell table:formula="of:=MIN([.D19];[.B19];[.E19])" office:value-type="float" office:value="1099.75" calcext:value-type="float">
            <text:p>1099.75</text:p>
          </table:table-cell>
          <table:table-cell table:formula="of:=([.B19]+[.C19]+[.D19]+[.E19])/4" office:value-type="float" office:value="1101.3125" calcext:value-type="float">
            <text:p>1101.3125</text:p>
          </table:table-cell>
          <table:table-cell table:formula="of:=([.F19]+[.G19]+[.H19]+[.I19])/4" office:value-type="float" office:value="1101.703125" calcext:value-type="float">
            <text:p>1101.703125</text:p>
          </table:table-cell>
        </table:table-row>
        <table:table-row table:style-name="ro1">
          <table:table-cell office:value-type="string" calcext:value-type="string">
            <text:p>2009/10/22</text:p>
          </table:table-cell>
          <table:table-cell office:value-type="float" office:value="1102" calcext:value-type="float">
            <text:p>1102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104.5" calcext:value-type="float">
            <text:p>1104.5</text:p>
          </table:table-cell>
          <table:table-cell table:formula="of:=([.B19]+[.E19])/2" office:value-type="float" office:value="1101.375" calcext:value-type="float">
            <text:p>1101.375</text:p>
          </table:table-cell>
          <table:table-cell table:formula="of:=MAX([.C20];[.B20];[.E20])" office:value-type="float" office:value="1106.75" calcext:value-type="float">
            <text:p>1106.75</text:p>
          </table:table-cell>
          <table:table-cell table:formula="of:=MIN([.D20];[.B20];[.E20])" office:value-type="float" office:value="1100.75" calcext:value-type="float">
            <text:p>1100.75</text:p>
          </table:table-cell>
          <table:table-cell table:formula="of:=([.B20]+[.C20]+[.D20]+[.E20])/4" office:value-type="float" office:value="1103.5" calcext:value-type="float">
            <text:p>1103.5</text:p>
          </table:table-cell>
          <table:table-cell table:formula="of:=([.F20]+[.G20]+[.H20]+[.I20])/4" office:value-type="float" office:value="1103.09375" calcext:value-type="float">
            <text:p>1103.09375</text:p>
          </table:table-cell>
        </table:table-row>
        <table:table-row table:style-name="ro1">
          <table:table-cell office:value-type="string" calcext:value-type="string">
            <text:p>2009/10/23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03.25" calcext:value-type="float">
            <text:p>1103.25</text:p>
          </table:table-cell>
          <table:table-cell office:value-type="float" office:value="1109.75" calcext:value-type="float">
            <text:p>1109.75</text:p>
          </table:table-cell>
          <table:table-cell table:formula="of:=([.B20]+[.E20])/2" office:value-type="float" office:value="1103.25" calcext:value-type="float">
            <text:p>1103.25</text:p>
          </table:table-cell>
          <table:table-cell table:formula="of:=MAX([.C21];[.B21];[.E21])" office:value-type="float" office:value="1109.75" calcext:value-type="float">
            <text:p>1109.75</text:p>
          </table:table-cell>
          <table:table-cell table:formula="of:=MIN([.D21];[.B21];[.E21])" office:value-type="float" office:value="1103.25" calcext:value-type="float">
            <text:p>1103.25</text:p>
          </table:table-cell>
          <table:table-cell table:formula="of:=([.B21]+[.C21]+[.D21]+[.E21])/4" office:value-type="float" office:value="1107.375" calcext:value-type="float">
            <text:p>1107.375</text:p>
          </table:table-cell>
          <table:table-cell table:formula="of:=([.F21]+[.G21]+[.H21]+[.I21])/4" office:value-type="float" office:value="1105.90625" calcext:value-type="float">
            <text:p>1105.90625</text:p>
          </table:table-cell>
        </table:table-row>
        <table:table-row table:style-name="ro1">
          <table:table-cell office:value-type="string" calcext:value-type="string">
            <text:p>2009/10/26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10" calcext:value-type="float">
            <text:p>1110</text:p>
          </table:table-cell>
          <table:table-cell office:value-type="float" office:value="1106.5" calcext:value-type="float">
            <text:p>1106.5</text:p>
          </table:table-cell>
          <table:table-cell office:value-type="float" office:value="1108.25" calcext:value-type="float">
            <text:p>1108.25</text:p>
          </table:table-cell>
          <table:table-cell table:formula="of:=([.B21]+[.E21])/2" office:value-type="float" office:value="1108.25" calcext:value-type="float">
            <text:p>1108.25</text:p>
          </table:table-cell>
          <table:table-cell table:formula="of:=MAX([.C22];[.B22];[.E22])" office:value-type="float" office:value="1110" calcext:value-type="float">
            <text:p>1110</text:p>
          </table:table-cell>
          <table:table-cell table:formula="of:=MIN([.D22];[.B22];[.E22])" office:value-type="float" office:value="1106.5" calcext:value-type="float">
            <text:p>1106.5</text:p>
          </table:table-cell>
          <table:table-cell table:formula="of:=([.B22]+[.C22]+[.D22]+[.E22])/4" office:value-type="float" office:value="1108.625" calcext:value-type="float">
            <text:p>1108.625</text:p>
          </table:table-cell>
          <table:table-cell table:formula="of:=([.F22]+[.G22]+[.H22]+[.I22])/4" office:value-type="float" office:value="1108.34375" calcext:value-type="float">
            <text:p>1108.34375</text:p>
          </table:table-cell>
        </table:table-row>
        <table:table-row table:style-name="ro1">
          <table:table-cell office:value-type="string" calcext:value-type="string">
            <text:p>2009/10/27</text:p>
          </table:table-cell>
          <table:table-cell office:value-type="float" office:value="1108" calcext:value-type="float">
            <text:p>1108</text:p>
          </table:table-cell>
          <table:table-cell office:value-type="float" office:value="1110.25" calcext:value-type="float">
            <text:p>1110.25</text:p>
          </table:table-cell>
          <table:table-cell office:value-type="float" office:value="1107" calcext:value-type="float">
            <text:p>1107</text:p>
          </table:table-cell>
          <table:table-cell office:value-type="float" office:value="1109" calcext:value-type="float">
            <text:p>1109</text:p>
          </table:table-cell>
          <table:table-cell table:formula="of:=([.B22]+[.E22])/2" office:value-type="float" office:value="1109" calcext:value-type="float">
            <text:p>1109</text:p>
          </table:table-cell>
          <table:table-cell table:formula="of:=MAX([.C23];[.B23];[.E23])" office:value-type="float" office:value="1110.25" calcext:value-type="float">
            <text:p>1110.25</text:p>
          </table:table-cell>
          <table:table-cell table:formula="of:=MIN([.D23];[.B23];[.E23])" office:value-type="float" office:value="1107" calcext:value-type="float">
            <text:p>1107</text:p>
          </table:table-cell>
          <table:table-cell table:formula="of:=([.B23]+[.C23]+[.D23]+[.E23])/4" office:value-type="float" office:value="1108.5625" calcext:value-type="float">
            <text:p>1108.5625</text:p>
          </table:table-cell>
          <table:table-cell table:formula="of:=([.F23]+[.G23]+[.H23]+[.I23])/4" office:value-type="float" office:value="1108.703125" calcext:value-type="float">
            <text:p>1108.703125</text:p>
          </table:table-cell>
        </table:table-row>
        <table:table-row table:style-name="ro1">
          <table:table-cell office:value-type="string" calcext:value-type="string">
            <text:p>2009/10/28</text:p>
          </table:table-cell>
          <table:table-cell office:value-type="float" office:value="1094.5" calcext:value-type="float">
            <text:p>1094.5</text:p>
          </table:table-cell>
          <table:table-cell office:value-type="float" office:value="1095" calcext:value-type="float">
            <text:p>1095</text:p>
          </table:table-cell>
          <table:table-cell office:value-type="float" office:value="1083" calcext:value-type="float">
            <text:p>1083</text:p>
          </table:table-cell>
          <table:table-cell office:value-type="float" office:value="1084.75" calcext:value-type="float">
            <text:p>1084.75</text:p>
          </table:table-cell>
          <table:table-cell table:formula="of:=([.B23]+[.E23])/2" office:value-type="float" office:value="1108.5" calcext:value-type="float">
            <text:p>1108.5</text:p>
          </table:table-cell>
          <table:table-cell table:formula="of:=MAX([.C24];[.B24];[.E24])" office:value-type="float" office:value="1095" calcext:value-type="float">
            <text:p>1095</text:p>
          </table:table-cell>
          <table:table-cell table:formula="of:=MIN([.D24];[.B24];[.E24])" office:value-type="float" office:value="1083" calcext:value-type="float">
            <text:p>1083</text:p>
          </table:table-cell>
          <table:table-cell table:formula="of:=([.B24]+[.C24]+[.D24]+[.E24])/4" office:value-type="float" office:value="1089.3125" calcext:value-type="float">
            <text:p>1089.3125</text:p>
          </table:table-cell>
          <table:table-cell table:formula="of:=([.F24]+[.G24]+[.H24]+[.I24])/4" office:value-type="float" office:value="1093.953125" calcext:value-type="float">
            <text:p>1093.953125</text:p>
          </table:table-cell>
        </table:table-row>
        <table:table-row table:style-name="ro1">
          <table:table-cell office:value-type="string" calcext:value-type="string">
            <text:p>2009/10/29</text:p>
          </table:table-cell>
          <table:table-cell office:value-type="float" office:value="1078.75" calcext:value-type="float">
            <text:p>1078.75</text:p>
          </table:table-cell>
          <table:table-cell office:value-type="float" office:value="1098.25" calcext:value-type="float">
            <text:p>1098.25</text:p>
          </table:table-cell>
          <table:table-cell office:value-type="float" office:value="1077.75" calcext:value-type="float">
            <text:p>1077.75</text:p>
          </table:table-cell>
          <table:table-cell office:value-type="float" office:value="1094" calcext:value-type="float">
            <text:p>1094</text:p>
          </table:table-cell>
          <table:table-cell table:formula="of:=([.B24]+[.E24])/2" office:value-type="float" office:value="1089.625" calcext:value-type="float">
            <text:p>1089.625</text:p>
          </table:table-cell>
          <table:table-cell table:formula="of:=MAX([.C25];[.B25];[.E25])" office:value-type="float" office:value="1098.25" calcext:value-type="float">
            <text:p>1098.25</text:p>
          </table:table-cell>
          <table:table-cell table:formula="of:=MIN([.D25];[.B25];[.E25])" office:value-type="float" office:value="1077.75" calcext:value-type="float">
            <text:p>1077.75</text:p>
          </table:table-cell>
          <table:table-cell table:formula="of:=([.B25]+[.C25]+[.D25]+[.E25])/4" office:value-type="float" office:value="1087.1875" calcext:value-type="float">
            <text:p>1087.1875</text:p>
          </table:table-cell>
          <table:table-cell table:formula="of:=([.F25]+[.G25]+[.H25]+[.I25])/4" office:value-type="float" office:value="1088.203125" calcext:value-type="float">
            <text:p>1088.203125</text:p>
          </table:table-cell>
        </table:table-row>
        <table:table-row table:style-name="ro1">
          <table:table-cell office:value-type="string" calcext:value-type="string">
            <text:p>2009/10/30</text:p>
          </table:table-cell>
          <table:table-cell office:value-type="float" office:value="1094" calcext:value-type="float">
            <text:p>1094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089.5" calcext:value-type="float">
            <text:p>1089.5</text:p>
          </table:table-cell>
          <table:table-cell table:formula="of:=([.B25]+[.E25])/2" office:value-type="float" office:value="1086.375" calcext:value-type="float">
            <text:p>1086.375</text:p>
          </table:table-cell>
          <table:table-cell table:formula="of:=MAX([.C26];[.B26];[.E26])" office:value-type="float" office:value="1097.25" calcext:value-type="float">
            <text:p>1097.25</text:p>
          </table:table-cell>
          <table:table-cell table:formula="of:=MIN([.D26];[.B26];[.E26])" office:value-type="float" office:value="1088.25" calcext:value-type="float">
            <text:p>1088.25</text:p>
          </table:table-cell>
          <table:table-cell table:formula="of:=([.B26]+[.C26]+[.D26]+[.E26])/4" office:value-type="float" office:value="1092.25" calcext:value-type="float">
            <text:p>1092.25</text:p>
          </table:table-cell>
          <table:table-cell table:formula="of:=([.F26]+[.G26]+[.H26]+[.I26])/4" office:value-type="float" office:value="1091.03125" calcext:value-type="float">
            <text:p>1091.03125</text:p>
          </table:table-cell>
        </table:table-row>
        <table:table-row table:style-name="ro1">
          <table:table-cell office:value-type="string" calcext:value-type="string">
            <text:p>2009/11/02</text:p>
          </table:table-cell>
          <table:table-cell office:value-type="float" office:value="1090" calcext:value-type="float">
            <text:p>1090</text:p>
          </table:table-cell>
          <table:table-cell office:value-type="float" office:value="1096.5" calcext:value-type="float">
            <text:p>1096.5</text:p>
          </table:table-cell>
          <table:table-cell office:value-type="float" office:value="1085" calcext:value-type="float">
            <text:p>1085</text:p>
          </table:table-cell>
          <table:table-cell office:value-type="float" office:value="1087" calcext:value-type="float">
            <text:p>1087</text:p>
          </table:table-cell>
          <table:table-cell table:formula="of:=([.B26]+[.E26])/2" office:value-type="float" office:value="1091.75" calcext:value-type="float">
            <text:p>1091.75</text:p>
          </table:table-cell>
          <table:table-cell table:formula="of:=MAX([.C27];[.B27];[.E27])" office:value-type="float" office:value="1096.5" calcext:value-type="float">
            <text:p>1096.5</text:p>
          </table:table-cell>
          <table:table-cell table:formula="of:=MIN([.D27];[.B27];[.E27])" office:value-type="float" office:value="1085" calcext:value-type="float">
            <text:p>1085</text:p>
          </table:table-cell>
          <table:table-cell table:formula="of:=([.B27]+[.C27]+[.D27]+[.E27])/4" office:value-type="float" office:value="1089.625" calcext:value-type="float">
            <text:p>1089.625</text:p>
          </table:table-cell>
          <table:table-cell table:formula="of:=([.F27]+[.G27]+[.H27]+[.I27])/4" office:value-type="float" office:value="1090.71875" calcext:value-type="float">
            <text:p>1090.71875</text:p>
          </table:table-cell>
        </table:table-row>
        <table:table-row table:style-name="ro1">
          <table:table-cell office:value-type="string" calcext:value-type="string">
            <text:p>2009/11/03</text:p>
          </table:table-cell>
          <table:table-cell office:value-type="float" office:value="1086.75" calcext:value-type="float">
            <text:p>1086.75</text:p>
          </table:table-cell>
          <table:table-cell office:value-type="float" office:value="1089.75" calcext:value-type="float">
            <text:p>1089.75</text:p>
          </table:table-cell>
          <table:table-cell office:value-type="float" office:value="1085" calcext:value-type="float">
            <text:p>1085</text:p>
          </table:table-cell>
          <table:table-cell office:value-type="float" office:value="1088.75" calcext:value-type="float">
            <text:p>1088.75</text:p>
          </table:table-cell>
          <table:table-cell table:formula="of:=([.B27]+[.E27])/2" office:value-type="float" office:value="1088.5" calcext:value-type="float">
            <text:p>1088.5</text:p>
          </table:table-cell>
          <table:table-cell table:formula="of:=MAX([.C28];[.B28];[.E28])" office:value-type="float" office:value="1089.75" calcext:value-type="float">
            <text:p>1089.75</text:p>
          </table:table-cell>
          <table:table-cell table:formula="of:=MIN([.D28];[.B28];[.E28])" office:value-type="float" office:value="1085" calcext:value-type="float">
            <text:p>1085</text:p>
          </table:table-cell>
          <table:table-cell table:formula="of:=([.B28]+[.C28]+[.D28]+[.E28])/4" office:value-type="float" office:value="1087.5625" calcext:value-type="float">
            <text:p>1087.5625</text:p>
          </table:table-cell>
          <table:table-cell table:formula="of:=([.F28]+[.G28]+[.H28]+[.I28])/4" office:value-type="float" office:value="1087.703125" calcext:value-type="float">
            <text:p>1087.703125</text:p>
          </table:table-cell>
        </table:table-row>
        <table:table-row table:style-name="ro1">
          <table:table-cell office:value-type="string" calcext:value-type="string">
            <text:p>2009/11/04</text:p>
          </table:table-cell>
          <table:table-cell office:value-type="float" office:value="1088.5" calcext:value-type="float">
            <text:p>1088.5</text:p>
          </table:table-cell>
          <table:table-cell office:value-type="float" office:value="1096.5" calcext:value-type="float">
            <text:p>1096.5</text:p>
          </table:table-cell>
          <table:table-cell office:value-type="float" office:value="1087.75" calcext:value-type="float">
            <text:p>1087.75</text:p>
          </table:table-cell>
          <table:table-cell office:value-type="float" office:value="1094.75" calcext:value-type="float">
            <text:p>1094.75</text:p>
          </table:table-cell>
          <table:table-cell table:formula="of:=([.B28]+[.E28])/2" office:value-type="float" office:value="1087.75" calcext:value-type="float">
            <text:p>1087.75</text:p>
          </table:table-cell>
          <table:table-cell table:formula="of:=MAX([.C29];[.B29];[.E29])" office:value-type="float" office:value="1096.5" calcext:value-type="float">
            <text:p>1096.5</text:p>
          </table:table-cell>
          <table:table-cell table:formula="of:=MIN([.D29];[.B29];[.E29])" office:value-type="float" office:value="1087.75" calcext:value-type="float">
            <text:p>1087.75</text:p>
          </table:table-cell>
          <table:table-cell table:formula="of:=([.B29]+[.C29]+[.D29]+[.E29])/4" office:value-type="float" office:value="1091.875" calcext:value-type="float">
            <text:p>1091.875</text:p>
          </table:table-cell>
          <table:table-cell table:formula="of:=([.F29]+[.G29]+[.H29]+[.I29])/4" office:value-type="float" office:value="1090.96875" calcext:value-type="float">
            <text:p>1090.96875</text:p>
          </table:table-cell>
        </table:table-row>
        <table:table-row table:style-name="ro1">
          <table:table-cell office:value-type="string" calcext:value-type="string">
            <text:p>2009/11/05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8.75" calcext:value-type="float">
            <text:p>1108.7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07.5" calcext:value-type="float">
            <text:p>1107.5</text:p>
          </table:table-cell>
          <table:table-cell table:formula="of:=([.B29]+[.E29])/2" office:value-type="float" office:value="1091.625" calcext:value-type="float">
            <text:p>1091.625</text:p>
          </table:table-cell>
          <table:table-cell table:formula="of:=MAX([.C30];[.B30];[.E30])" office:value-type="float" office:value="1108.75" calcext:value-type="float">
            <text:p>1108.75</text:p>
          </table:table-cell>
          <table:table-cell table:formula="of:=MIN([.D30];[.B30];[.E30])" office:value-type="float" office:value="1102.25" calcext:value-type="float">
            <text:p>1102.25</text:p>
          </table:table-cell>
          <table:table-cell table:formula="of:=([.B30]+[.C30]+[.D30]+[.E30])/4" office:value-type="float" office:value="1105.6875" calcext:value-type="float">
            <text:p>1105.6875</text:p>
          </table:table-cell>
          <table:table-cell table:formula="of:=([.F30]+[.G30]+[.H30]+[.I30])/4" office:value-type="float" office:value="1102.078125" calcext:value-type="float">
            <text:p>1102.078125</text:p>
          </table:table-cell>
        </table:table-row>
        <table:table-row table:style-name="ro1">
          <table:table-cell office:value-type="string" calcext:value-type="string">
            <text:p>2009/11/06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11.75" calcext:value-type="float">
            <text:p>1111.75</text:p>
          </table:table-cell>
          <table:table-cell office:value-type="float" office:value="1107" calcext:value-type="float">
            <text:p>1107</text:p>
          </table:table-cell>
          <table:table-cell office:value-type="float" office:value="1111.25" calcext:value-type="float">
            <text:p>1111.25</text:p>
          </table:table-cell>
          <table:table-cell table:formula="of:=([.B30]+[.E30])/2" office:value-type="float" office:value="1105.875" calcext:value-type="float">
            <text:p>1105.875</text:p>
          </table:table-cell>
          <table:table-cell table:formula="of:=MAX([.C31];[.B31];[.E31])" office:value-type="float" office:value="1111.75" calcext:value-type="float">
            <text:p>1111.75</text:p>
          </table:table-cell>
          <table:table-cell table:formula="of:=MIN([.D31];[.B31];[.E31])" office:value-type="float" office:value="1107" calcext:value-type="float">
            <text:p>1107</text:p>
          </table:table-cell>
          <table:table-cell table:formula="of:=([.B31]+[.C31]+[.D31]+[.E31])/4" office:value-type="float" office:value="1109.4375" calcext:value-type="float">
            <text:p>1109.4375</text:p>
          </table:table-cell>
          <table:table-cell table:formula="of:=([.F31]+[.G31]+[.H31]+[.I31])/4" office:value-type="float" office:value="1108.515625" calcext:value-type="float">
            <text:p>1108.515625</text:p>
          </table:table-cell>
        </table:table-row>
        <table:table-row table:style-name="ro1">
          <table:table-cell office:value-type="string" calcext:value-type="string">
            <text:p>2009/11/09</text:p>
          </table:table-cell>
          <table:table-cell office:value-type="float" office:value="1111.25" calcext:value-type="float">
            <text:p>1111.25</text:p>
          </table:table-cell>
          <table:table-cell office:value-type="float" office:value="1111.5" calcext:value-type="float">
            <text:p>1111.5</text:p>
          </table:table-cell>
          <table:table-cell office:value-type="float" office:value="1106.5" calcext:value-type="float">
            <text:p>1106.5</text:p>
          </table:table-cell>
          <table:table-cell office:value-type="float" office:value="1107.5" calcext:value-type="float">
            <text:p>1107.5</text:p>
          </table:table-cell>
          <table:table-cell table:formula="of:=([.B31]+[.E31])/2" office:value-type="float" office:value="1109.5" calcext:value-type="float">
            <text:p>1109.5</text:p>
          </table:table-cell>
          <table:table-cell table:formula="of:=MAX([.C32];[.B32];[.E32])" office:value-type="float" office:value="1111.5" calcext:value-type="float">
            <text:p>1111.5</text:p>
          </table:table-cell>
          <table:table-cell table:formula="of:=MIN([.D32];[.B32];[.E32])" office:value-type="float" office:value="1106.5" calcext:value-type="float">
            <text:p>1106.5</text:p>
          </table:table-cell>
          <table:table-cell table:formula="of:=([.B32]+[.C32]+[.D32]+[.E32])/4" office:value-type="float" office:value="1109.1875" calcext:value-type="float">
            <text:p>1109.1875</text:p>
          </table:table-cell>
          <table:table-cell table:formula="of:=([.F32]+[.G32]+[.H32]+[.I32])/4" office:value-type="float" office:value="1109.171875" calcext:value-type="float">
            <text:p>1109.171875</text:p>
          </table:table-cell>
        </table:table-row>
        <table:table-row table:style-name="ro1">
          <table:table-cell office:value-type="string" calcext:value-type="string">
            <text:p>2009/11/10</text:p>
          </table:table-cell>
          <table:table-cell office:value-type="float" office:value="1108.25" calcext:value-type="float">
            <text:p>1108.2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107.25" calcext:value-type="float">
            <text:p>1107.25</text:p>
          </table:table-cell>
          <table:table-cell office:value-type="float" office:value="1109.5" calcext:value-type="float">
            <text:p>1109.5</text:p>
          </table:table-cell>
          <table:table-cell table:formula="of:=([.B32]+[.E32])/2" office:value-type="float" office:value="1109.375" calcext:value-type="float">
            <text:p>1109.375</text:p>
          </table:table-cell>
          <table:table-cell table:formula="of:=MAX([.C33];[.B33];[.E33])" office:value-type="float" office:value="1115.5" calcext:value-type="float">
            <text:p>1115.5</text:p>
          </table:table-cell>
          <table:table-cell table:formula="of:=MIN([.D33];[.B33];[.E33])" office:value-type="float" office:value="1107.25" calcext:value-type="float">
            <text:p>1107.25</text:p>
          </table:table-cell>
          <table:table-cell table:formula="of:=([.B33]+[.C33]+[.D33]+[.E33])/4" office:value-type="float" office:value="1110.125" calcext:value-type="float">
            <text:p>1110.125</text:p>
          </table:table-cell>
          <table:table-cell table:formula="of:=([.F33]+[.G33]+[.H33]+[.I33])/4" office:value-type="float" office:value="1110.5625" calcext:value-type="float">
            <text:p>1110.5625</text:p>
          </table:table-cell>
        </table:table-row>
        <table:table-row table:style-name="ro1">
          <table:table-cell office:value-type="string" calcext:value-type="string">
            <text:p>2009/11/11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7.5" calcext:value-type="float">
            <text:p>1107.5</text:p>
          </table:table-cell>
          <table:table-cell table:formula="of:=([.B33]+[.E33])/2" office:value-type="float" office:value="1108.875" calcext:value-type="float">
            <text:p>1108.875</text:p>
          </table:table-cell>
          <table:table-cell table:formula="of:=MAX([.C34];[.B34];[.E34])" office:value-type="float" office:value="1109.75" calcext:value-type="float">
            <text:p>1109.75</text:p>
          </table:table-cell>
          <table:table-cell table:formula="of:=MIN([.D34];[.B34];[.E34])" office:value-type="float" office:value="1104.25" calcext:value-type="float">
            <text:p>1104.25</text:p>
          </table:table-cell>
          <table:table-cell table:formula="of:=([.B34]+[.C34]+[.D34]+[.E34])/4" office:value-type="float" office:value="1107.6875" calcext:value-type="float">
            <text:p>1107.6875</text:p>
          </table:table-cell>
          <table:table-cell table:formula="of:=([.F34]+[.G34]+[.H34]+[.I34])/4" office:value-type="float" office:value="1107.640625" calcext:value-type="float">
            <text:p>1107.640625</text:p>
          </table:table-cell>
        </table:table-row>
        <table:table-row table:style-name="ro1">
          <table:table-cell office:value-type="string" calcext:value-type="string">
            <text:p>2009/11/12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05" calcext:value-type="float">
            <text:p>1105</text:p>
          </table:table-cell>
          <table:table-cell office:value-type="float" office:value="1108" calcext:value-type="float">
            <text:p>1108</text:p>
          </table:table-cell>
          <table:table-cell table:formula="of:=([.B34]+[.E34])/2" office:value-type="float" office:value="1108.375" calcext:value-type="float">
            <text:p>1108.375</text:p>
          </table:table-cell>
          <table:table-cell table:formula="of:=MAX([.C35];[.B35];[.E35])" office:value-type="float" office:value="1109.75" calcext:value-type="float">
            <text:p>1109.75</text:p>
          </table:table-cell>
          <table:table-cell table:formula="of:=MIN([.D35];[.B35];[.E35])" office:value-type="float" office:value="1105" calcext:value-type="float">
            <text:p>1105</text:p>
          </table:table-cell>
          <table:table-cell table:formula="of:=([.B35]+[.C35]+[.D35]+[.E35])/4" office:value-type="float" office:value="1107.625" calcext:value-type="float">
            <text:p>1107.625</text:p>
          </table:table-cell>
          <table:table-cell table:formula="of:=([.F35]+[.G35]+[.H35]+[.I35])/4" office:value-type="float" office:value="1107.6875" calcext:value-type="float">
            <text:p>1107.6875</text:p>
          </table:table-cell>
        </table:table-row>
        <table:table-row table:style-name="ro1">
          <table:table-cell office:value-type="string" calcext:value-type="string">
            <text:p>2009/11/13</text:p>
          </table:table-cell>
          <table:table-cell office:value-type="float" office:value="1110.5" calcext:value-type="float">
            <text:p>1110.5</text:p>
          </table:table-cell>
          <table:table-cell office:value-type="float" office:value="1117" calcext:value-type="float">
            <text:p>1117</text:p>
          </table:table-cell>
          <table:table-cell office:value-type="float" office:value="1105.25" calcext:value-type="float">
            <text:p>1105.25</text:p>
          </table:table-cell>
          <table:table-cell office:value-type="float" office:value="1107.5" calcext:value-type="float">
            <text:p>1107.5</text:p>
          </table:table-cell>
          <table:table-cell table:formula="of:=([.B35]+[.E35])/2" office:value-type="float" office:value="1107.875" calcext:value-type="float">
            <text:p>1107.875</text:p>
          </table:table-cell>
          <table:table-cell table:formula="of:=MAX([.C36];[.B36];[.E36])" office:value-type="float" office:value="1117" calcext:value-type="float">
            <text:p>1117</text:p>
          </table:table-cell>
          <table:table-cell table:formula="of:=MIN([.D36];[.B36];[.E36])" office:value-type="float" office:value="1105.25" calcext:value-type="float">
            <text:p>1105.25</text:p>
          </table:table-cell>
          <table:table-cell table:formula="of:=([.B36]+[.C36]+[.D36]+[.E36])/4" office:value-type="float" office:value="1110.0625" calcext:value-type="float">
            <text:p>1110.0625</text:p>
          </table:table-cell>
          <table:table-cell table:formula="of:=([.F36]+[.G36]+[.H36]+[.I36])/4" office:value-type="float" office:value="1110.046875" calcext:value-type="float">
            <text:p>1110.046875</text:p>
          </table:table-cell>
        </table:table-row>
        <table:table-row table:style-name="ro1">
          <table:table-cell office:value-type="string" calcext:value-type="string">
            <text:p>2009/11/16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10.75" calcext:value-type="float">
            <text:p>1110.75</text:p>
          </table:table-cell>
          <table:table-cell office:value-type="float" office:value="1107.25" calcext:value-type="float">
            <text:p>1107.25</text:p>
          </table:table-cell>
          <table:table-cell office:value-type="float" office:value="1110.25" calcext:value-type="float">
            <text:p>1110.25</text:p>
          </table:table-cell>
          <table:table-cell table:formula="of:=([.B36]+[.E36])/2" office:value-type="float" office:value="1109" calcext:value-type="float">
            <text:p>1109</text:p>
          </table:table-cell>
          <table:table-cell table:formula="of:=MAX([.C37];[.B37];[.E37])" office:value-type="float" office:value="1110.75" calcext:value-type="float">
            <text:p>1110.75</text:p>
          </table:table-cell>
          <table:table-cell table:formula="of:=MIN([.D37];[.B37];[.E37])" office:value-type="float" office:value="1107.25" calcext:value-type="float">
            <text:p>1107.25</text:p>
          </table:table-cell>
          <table:table-cell table:formula="of:=([.B37]+[.C37]+[.D37]+[.E37])/4" office:value-type="float" office:value="1109" calcext:value-type="float">
            <text:p>1109</text:p>
          </table:table-cell>
          <table:table-cell table:formula="of:=([.F37]+[.G37]+[.H37]+[.I37])/4"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2009/11/17</text:p>
          </table:table-cell>
          <table:table-cell office:value-type="float" office:value="1110.25" calcext:value-type="float">
            <text:p>1110.25</text:p>
          </table:table-cell>
          <table:table-cell office:value-type="float" office:value="1110.75" calcext:value-type="float">
            <text:p>1110.75</text:p>
          </table:table-cell>
          <table:table-cell office:value-type="float" office:value="1098" calcext:value-type="float">
            <text:p>1098</text:p>
          </table:table-cell>
          <table:table-cell office:value-type="float" office:value="1099.25" calcext:value-type="float">
            <text:p>1099.25</text:p>
          </table:table-cell>
          <table:table-cell table:formula="of:=([.B37]+[.E37])/2" office:value-type="float" office:value="1109" calcext:value-type="float">
            <text:p>1109</text:p>
          </table:table-cell>
          <table:table-cell table:formula="of:=MAX([.C38];[.B38];[.E38])" office:value-type="float" office:value="1110.75" calcext:value-type="float">
            <text:p>1110.75</text:p>
          </table:table-cell>
          <table:table-cell table:formula="of:=MIN([.D38];[.B38];[.E38])" office:value-type="float" office:value="1098" calcext:value-type="float">
            <text:p>1098</text:p>
          </table:table-cell>
          <table:table-cell table:formula="of:=([.B38]+[.C38]+[.D38]+[.E38])/4" office:value-type="float" office:value="1104.5625" calcext:value-type="float">
            <text:p>1104.5625</text:p>
          </table:table-cell>
          <table:table-cell table:formula="of:=([.F38]+[.G38]+[.H38]+[.I38])/4" office:value-type="float" office:value="1105.578125" calcext:value-type="float">
            <text:p>1105.578125</text:p>
          </table:table-cell>
        </table:table-row>
        <table:table-row table:style-name="ro1">
          <table:table-cell office:value-type="string" calcext:value-type="string">
            <text:p>2009/11/18</text:p>
          </table:table-cell>
          <table:table-cell office:value-type="float" office:value="1113.5" calcext:value-type="float">
            <text:p>1113.5</text:p>
          </table:table-cell>
          <table:table-cell office:value-type="float" office:value="1119" calcext:value-type="float">
            <text:p>1119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04.75" calcext:value-type="float">
            <text:p>1104.75</text:p>
          </table:table-cell>
          <table:table-cell table:formula="of:=([.B38]+[.E38])/2" office:value-type="float" office:value="1104.75" calcext:value-type="float">
            <text:p>1104.75</text:p>
          </table:table-cell>
          <table:table-cell table:formula="of:=MAX([.C39];[.B39];[.E39])" office:value-type="float" office:value="1119" calcext:value-type="float">
            <text:p>1119</text:p>
          </table:table-cell>
          <table:table-cell table:formula="of:=MIN([.D39];[.B39];[.E39])" office:value-type="float" office:value="1103.75" calcext:value-type="float">
            <text:p>1103.75</text:p>
          </table:table-cell>
          <table:table-cell table:formula="of:=([.B39]+[.C39]+[.D39]+[.E39])/4" office:value-type="float" office:value="1110.25" calcext:value-type="float">
            <text:p>1110.25</text:p>
          </table:table-cell>
          <table:table-cell table:formula="of:=([.F39]+[.G39]+[.H39]+[.I39])/4" office:value-type="float" office:value="1109.4375" calcext:value-type="float">
            <text:p>1109.4375</text:p>
          </table:table-cell>
        </table:table-row>
        <table:table-row table:style-name="ro1">
          <table:table-cell office:value-type="string" calcext:value-type="string">
            <text:p>2009/11/19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105.75" calcext:value-type="float">
            <text:p>1105.7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1101.25" calcext:value-type="float">
            <text:p>1101.25</text:p>
          </table:table-cell>
          <table:table-cell table:formula="of:=([.B39]+[.E39])/2" office:value-type="float" office:value="1109.125" calcext:value-type="float">
            <text:p>1109.125</text:p>
          </table:table-cell>
          <table:table-cell table:formula="of:=MAX([.C40];[.B40];[.E40])" office:value-type="float" office:value="1105.75" calcext:value-type="float">
            <text:p>1105.75</text:p>
          </table:table-cell>
          <table:table-cell table:formula="of:=MIN([.D40];[.B40];[.E40])" office:value-type="float" office:value="1095.25" calcext:value-type="float">
            <text:p>1095.25</text:p>
          </table:table-cell>
          <table:table-cell table:formula="of:=([.B40]+[.C40]+[.D40]+[.E40])/4" office:value-type="float" office:value="1101.75" calcext:value-type="float">
            <text:p>1101.75</text:p>
          </table:table-cell>
          <table:table-cell table:formula="of:=([.F40]+[.G40]+[.H40]+[.I40])/4" office:value-type="float" office:value="1102.96875" calcext:value-type="float">
            <text:p>1102.96875</text:p>
          </table:table-cell>
        </table:table-row>
        <table:table-row table:style-name="ro1">
          <table:table-cell office:value-type="string" calcext:value-type="string">
            <text:p>2009/11/20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095.5" calcext:value-type="float">
            <text:p>1095.5</text:p>
          </table:table-cell>
          <table:table-cell office:value-type="float" office:value="1105" calcext:value-type="float">
            <text:p>1105</text:p>
          </table:table-cell>
          <table:table-cell table:formula="of:=([.B40]+[.E40])/2" office:value-type="float" office:value="1103" calcext:value-type="float">
            <text:p>1103</text:p>
          </table:table-cell>
          <table:table-cell table:formula="of:=MAX([.C41];[.B41];[.E41])" office:value-type="float" office:value="1106.75" calcext:value-type="float">
            <text:p>1106.75</text:p>
          </table:table-cell>
          <table:table-cell table:formula="of:=MIN([.D41];[.B41];[.E41])" office:value-type="float" office:value="1095.5" calcext:value-type="float">
            <text:p>1095.5</text:p>
          </table:table-cell>
          <table:table-cell table:formula="of:=([.B41]+[.C41]+[.D41]+[.E41])/4" office:value-type="float" office:value="1102.125" calcext:value-type="float">
            <text:p>1102.125</text:p>
          </table:table-cell>
          <table:table-cell table:formula="of:=([.F41]+[.G41]+[.H41]+[.I41])/4" office:value-type="float" office:value="1101.84375" calcext:value-type="float">
            <text:p>1101.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rebuchet MS" svg:font-family="'Trebuchet M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7" style:display-name="ConditionalStyle_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dd0806" fo:border="0.74pt solid #dd0806"/>
      <style:text-properties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99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8:54:41.265106012</meta:creation-date>
    <dc:date>2018-08-15T20:25:39.140729870</dc:date>
    <meta:editing-duration>PT1H30M56S</meta:editing-duration>
    <meta:editing-cycles>5</meta:editing-cycles>
    <meta:generator>LibreOffice/5.4.7.2$Linux_X86_64 LibreOffice_project/40m0$Build-2</meta:generator>
    <meta:document-statistic meta:table-count="1" meta:cell-count="410" meta:object-count="0"/>
  </office:meta>
</office:document-meta>
</file>